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text-properties officeooo:rsid="0006b881" officeooo:paragraph-rsid="0006b881"/>
    </style:style>
    <style:style style:name="P2" style:family="paragraph" style:parent-style-name="Standard">
      <style:text-properties fo:font-style="italic" officeooo:rsid="00072ffb" officeooo:paragraph-rsid="00072ffb" style:font-style-asian="italic" style:font-style-complex="italic"/>
    </style:style>
    <style:style style:name="P3" style:family="paragraph" style:parent-style-name="Standard">
      <style:text-properties fo:font-style="italic" officeooo:rsid="00084610" officeooo:paragraph-rsid="00084610" style:font-style-asian="italic" style:font-style-complex="italic"/>
    </style:style>
    <style:style style:name="P4" style:family="paragraph" style:parent-style-name="Standard">
      <style:text-properties fo:font-style="normal" officeooo:rsid="00072ffb" officeooo:paragraph-rsid="00072ffb" style:font-style-asian="normal" style:font-style-complex="normal"/>
    </style:style>
    <style:style style:name="P5" style:family="paragraph" style:parent-style-name="Standard">
      <style:text-properties fo:font-style="normal" officeooo:rsid="00084610" officeooo:paragraph-rsid="00084610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072ffb" officeooo:paragraph-rsid="00072ffb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0ca4a1" officeooo:paragraph-rsid="000ca4a1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0e8af4" officeooo:paragraph-rsid="000e8af4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4610" style:font-style-asian="normal" style:font-style-complex="normal"/>
    </style:style>
    <style:style style:name="T3" style:family="text">
      <style:text-properties fo:font-style="normal" officeooo:rsid="000ca4a1" style:font-style-asian="normal" style:font-style-complex="normal"/>
    </style:style>
    <style:style style:name="T4" style:family="text">
      <style:text-properties officeooo:rsid="00084610"/>
    </style:style>
    <style:style style:name="T5" style:family="text">
      <style:text-properties officeooo:rsid="000ac5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my website meets assignment specifications:</text:p>
      <text:p text:style-name="P2"/>
      <text:list xml:id="list288236996" text:style-name="L1">
        <text:list-item>
          <text:p text:style-name="P6">Implements a consistent navbar at the top of each page</text:p>
        </text:list-item>
        <text:list-item>
          <text:p text:style-name="P6">Though it does not include 2 jQuery plugins, it implements 3 jQuery-UI widgets in sensible locations</text:p>
        </text:list-item>
        <text:list-item>
          <text:p text:style-name="P6">Implements 2 AJAX requests, though the Facebook request will not function as intended until I get an API key</text:p>
        </text:list-item>
        <text:list-item>
          <text:p text:style-name="P6">HTML, CSS, and JS error-free <text:span text:style-name="T4">(aside from the Facebook request)</text:span></text:p>
        </text:list-item>
        <text:list-item>
          <text:p text:style-name="P7">Accessibility:</text:p>
          <text:list>
            <text:list-item>
              <text:p text:style-name="P7">Alt tags for every image</text:p>
            </text:list-item>
            <text:list-item>
              <text:p text:style-name="P7">Works well on mobile – no information loss</text:p>
            </text:list-item>
            <text:list-item>
              <text:p text:style-name="P7">Page zoomable by 200% with no information loss</text:p>
            </text:list-item>
            <text:list-item>
              <text:p text:style-name="P7">Sufficient contrast between text and background</text:p>
            </text:list-item>
            <text:list-item>
              <text:p text:style-name="P8">Elements do not flash</text:p>
            </text:list-item>
          </text:list>
        </text:list-item>
      </text:list>
      <text:p text:style-name="P4"/>
      <text:p text:style-name="P2">How my website was received by my peers:</text:p>
      <text:p text:style-name="P4"/>
      <text:p text:style-name="P2"><text:span text:style-name="T1"><text:tab/>At first, it was a bit of a sight for sore eyes. It was recommended I adjust color schemes and narrow the width of content, to make everything more readable. As such, I reduced the width of the </text:span><text:span text:style-name="T2">content</text:span><text:span text:style-name="T1"> of each page to 800px, </text:span><text:span text:style-name="T3">slightly </text:span><text:span text:style-name="T1">reduced the amount of contrast between background and content, and changed the font to something more attractive. After seeing those changes, I completely agree with my peers in their critiques. Now, my website looks far more professional.</text:span></text:p>
      <text:p text:style-name="P4"/>
      <text:p text:style-name="P3">How my website will meet the needs of my stakeholders:</text:p>
      <text:p text:style-name="P3"/>
      <text:p text:style-name="P5"><text:tab/>As of now, my website should serve perfectly well for the AppVentures Mobile Development Club as a platform for giving updates about club events and <text:span text:style-name="T5">news related to mobile app development. Over the coming months, I plan to continue working on the site with other members to make it even more accessible and easier to post to. I also plan to implement a forum site specifically for the club (the project I’ve been working on this semester turned into more of a social media/blogging platform for all clubs at UNCC). I hope it grows into something that people will actually enjoy using, and hopefully even rely on in the clu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b881" officeooo:paragraph-rsid="0006b8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lton White<text:tab/><text:tab/>Website Summ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1:16:47.109387779</meta:creation-date>
    <meta:editing-duration>PT11M10S</meta:editing-duration>
    <meta:editing-cycles>4</meta:editing-cycles>
    <meta:generator>LibreOffice/6.2.3.2$Linux_X86_64 LibreOffice_project/20$Build-2</meta:generator>
    <dc:date>2019-05-02T21:41:40.103236784</dc:date>
    <meta:document-statistic meta:table-count="0" meta:image-count="0" meta:object-count="0" meta:page-count="1" meta:paragraph-count="16" meta:word-count="316" meta:character-count="1797" meta:non-whitespace-character-count="1503"/>
  </office:meta>
</office:document-meta>
</file>